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Excelente enfoque. Definir el <text:span text:style-name="Strong_20_Emphasis">mensaje objetivo</text:span> es clave para lograr coherencia profunda entre la aventura, el laboratorio y el impacto filosófico en el lector.</text:p>
      <text:p text:style-name="Horizontal_20_Line"/>
      <text:h text:style-name="Heading_20_3" text:outline-level="3">✅ <text:span text:style-name="Strong_20_Emphasis">Mensaje Objetivo – Capítulo 10: Reproducción</text:span></text:h>
      <text:p text:style-name="Quotations"><text:span text:style-name="Strong_20_Emphasis">La reproducción no existe para vencer a la muerte, sino para permitir que la vida continúe su proceso de pensamiento.</text:span><text:line-break/>No somos el fin, sino una operación intermedia en un cálculo mayor.<text:line-break/>La vida no se reproduce por miedo, ni por azar, ni por instinto ciego, sino porque la única forma que tiene de avanzar, aprender y transformarse es <text:span text:style-name="Emphasis">crear nuevas versiones de sí misma</text:span>.<text:line-break/>Morimos no porque fallemos, sino porque ya cumplimos nuestra función. Y nos reproducimos no para perdurar, sino para que <text:span text:style-name="Emphasis">la vida pueda continuar calculando</text:span>.</text:p>
      <text:p text:style-name="Horizontal_20_Line"/>
      <text:h text:style-name="Heading_20_3" text:outline-level="3">🔍 <text:span text:style-name="Strong_20_Emphasis">Fundamentos del mensaje</text:span></text:h>
      <text:list xml:id="list3828036969" text:style-name="L1">
        <text:list-item>
          <text:p text:style-name="P1"><text:span text:style-name="Strong_20_Emphasis">Desde la máquina (científico):</text:span></text:p>
          <text:list>
            <text:list-item>
              <text:p text:style-name="P1">La reproducción es el <text:span text:style-name="Emphasis">procesador</text:span> del sistema.</text:p>
            </text:list-item>
            <text:list-item>
              <text:p text:style-name="P1">El ADN es memoria de solo lectura, no puede modificarse directamente: por eso hace falta un nuevo individuo.</text:p>
            </text:list-item>
            <text:list-item>
              <text:p text:style-name="P1">Cada nuevo ser representa un <text:span text:style-name="Emphasis">paso en el cálculo</text:span>, no una simple copia de seguridad.</text:p>
            </text:list-item>
          </text:list>
        </text:list-item>
        <text:list-item>
          <text:p text:style-name="P1"><text:span text:style-name="Strong_20_Emphasis">Desde las preocupaciones humanas (emocional):</text:span></text:p>
          <text:list>
            <text:list-item>
              <text:p text:style-name="P1">Muchas personas creen que tener hijos es una forma de dejar huella o trascender.</text:p>
            </text:list-item>
            <text:list-item>
              <text:p text:style-name="P1">Este deseo de inmortalidad refleja un miedo comprensible a desaparecer.</text:p>
            </text:list-item>
            <text:list-item>
              <text:p text:style-name="P1">Pero la realidad profunda es más poderosa: <text:span text:style-name="Strong_20_Emphasis">ya formamos parte de algo eterno, no por durar, sino por participar</text:span>.</text:p>
            </text:list-item>
          </text:list>
        </text:list-item>
        <text:list-item>
          <text:p text:style-name="P1"><text:span text:style-name="Strong_20_Emphasis">Desde el misticismo (narrativo):</text:span></text:p>
          <text:list>
            <text:list-item>
              <text:p text:style-name="P1">La vida es una criatura inteligente que “piensa” a través de los seres que crea.</text:p>
            </text:list-item>
            <text:list-item>
              <text:p text:style-name="P1">Cada ser que nace no es una repetición, sino una transformación del pensamiento.</text:p>
            </text:list-item>
            <text:list-item>
              <text:p text:style-name="P1">Reproducirse no es replicarse, sino avanzar.</text:p>
            </text:list-item>
          </text:list>
        </text:list-item>
      </text:list>
      <text:p text:style-name="Horizontal_20_Line"/>
      <text:p text:style-name="Text_20_body">Este mensaje puede ser introducido suavemente en la historia (por ejemplo, a través de una metáfora del anfitrión como "la semilla no quiere ser tú, quiere ser próxima") y luego formalizado en el laboratorio con los conceptos de la máquina.</text:p>
      <text:p text:style-name="Text_20_body"><text:soft-page-break/>¿Querés que lo reformulemos como una <text:a xlink:type="simple" xlink:href="https://chatgpt.com/c/f" text:style-name="Internet_20_link" text:visited-style-name="Visited_20_Internet_20_Link">frase final impactante para cerrar el capítulo</text:a>, o que lo integremos ya como eje guía del laboratori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4T10:33:51.210000000</meta:creation-date>
    <dc:date>2025-07-04T11:12:32.056000000</dc:date>
    <meta:editing-duration>PT28M30S</meta:editing-duration>
    <meta:editing-cycles>1</meta:editing-cycles>
    <meta:document-statistic meta:table-count="0" meta:image-count="0" meta:object-count="0" meta:page-count="2" meta:paragraph-count="18" meta:word-count="328" meta:character-count="1957" meta:non-whitespace-character-count="1658"/>
    <meta:generator>LibreOffice/7.3.5.2$Windows_X86_64 LibreOffice_project/184fe81b8c8c30d8b5082578aee2fed2ea847c01</meta:generator>
  </office:meta>
</office:document-meta>
</file>